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>
      <style:text-properties fo:font-weight="bold" style:font-weight-asian="bold" style:font-weight-complex="bold"/>
    </style:style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>
      <style:text-properties fo:color="#980000" fo:font-weight="bold" style:font-weight-asian="bold" style:font-weight-complex="bold"/>
    </style:style>
    <style:style style:name="T2_30" style:family="text">
      <style:text-properties fo:color="#980000" fo:font-weight="bold" style:font-weight-asian="bold" style:font-weight-complex="bold"/>
    </style:style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>
      <style:text-properties fo:font-weight="bold" style:font-weight-asian="bold" style:font-weight-complex="bold"/>
    </style:style>
    <style:style style:name="T4_22" style:family="text">
      <style:text-properties fo:font-weight="bold" style:font-weight-asian="bold" style:font-weight-complex="bold"/>
    </style:style>
    <style:style style:name="T4_23" style:family="text">
      <style:text-properties fo:font-weight="bold" style:font-weight-asian="bold" style:font-weight-complex="bold"/>
    </style:style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P9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able2" style:family="table">
      <style:table-properties table:align="left" style:width="16.51cm" fo:margin-left="0.176cm"/>
    </style:style>
    <style:style style:name="Column2" style:family="table-column">
      <style:table-column-properties style:column-width="16.51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able3" style:family="table">
      <style:table-properties table:align="left" style:width="16.51cm" fo:margin-left="0.176cm"/>
    </style:style>
    <style:style style:name="Column3" style:family="table-column">
      <style:table-column-properties style:column-width="16.51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able4" style:family="table">
      <style:table-properties table:align="left" style:width="16.51cm" fo:margin-left="0.176cm"/>
    </style:style>
    <style:style style:name="Column4" style:family="table-column">
      <style:table-column-properties style:column-width="16.51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able5" style:family="table">
      <style:table-properties table:align="left" style:width="16.51cm" fo:margin-left="0.176cm"/>
    </style:style>
    <style:style style:name="Column5" style:family="table-column">
      <style:table-column-properties style:column-width="16.51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able6" style:family="table">
      <style:table-properties table:align="left" style:width="16.51cm" fo:margin-left="0.176cm"/>
    </style:style>
    <style:style style:name="Column6" style:family="table-column">
      <style:table-column-properties style:column-width="16.51cm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bookmark-start text:name="h.vskx4khuelve"/><text:bookmark-end text:name="h.vskx4khuelve"/><text:span text:style-name="T1_1">UT</text:span><text:span text:style-name="T1_2">7.</text:span><text:span text:style-name="T1_3">A</text:span><text:span text:style-name="T1_4">4.<text:s/></text:span><text:span text:style-name="T1_5">Conceptos</text:span><text:span text:style-name="T1_6"><text:s/></text:span><text:span text:style-name="T1_7">proxy</text:span><text:span text:style-name="T1_8"><text:s/></text:span><text:span text:style-name="T1_9">web</text:span></text:h>
      <text:p text:style-name="P2"><text:span text:style-name="T2_1">Buscar</text:span><text:span text:style-name="T2_2"><text:s/></text:span><text:span text:style-name="T2_3">información</text:span><text:span text:style-name="T2_4"><text:s/></text:span><text:span text:style-name="T2_5">y</text:span><text:span text:style-name="T2_6"><text:s/></text:span><text:span text:style-name="T2_7">contestar</text:span><text:span text:style-name="T2_8"><text:s/></text:span><text:span text:style-name="T2_9">a</text:span><text:span text:style-name="T2_10"><text:s/></text:span><text:span text:style-name="T2_11">las</text:span><text:span text:style-name="T2_12"><text:s/></text:span><text:span text:style-name="T2_13">siguientes</text:span><text:span text:style-name="T2_14"><text:s/></text:span><text:span text:style-name="T2_15">preguntas</text:span><text:span text:style-name="T2_16">.<text:s/></text:span><text:span text:style-name="T2_17">Inserta</text:span><text:span text:style-name="T2_18">,<text:s/></text:span><text:span text:style-name="T2_19">en</text:span><text:span text:style-name="T2_20"><text:s/></text:span><text:span text:style-name="T2_21">cada</text:span><text:span text:style-name="T2_22"><text:s/></text:span><text:span text:style-name="T2_23">apartado</text:span><text:span text:style-name="T2_24">,<text:s/></text:span><text:span text:style-name="T2_25">además</text:span><text:span text:style-name="T2_26"><text:s/></text:span><text:span text:style-name="T2_27">las</text:span><text:span text:style-name="T2_28"><text:s/></text:span><text:span text:style-name="T2_29">URLs</text:span><text:span text:style-name="T2_30"><text:s/></text:span><text:span text:style-name="T2_31">de</text:span><text:span text:style-name="T2_32"><text:s/></text:span><text:span text:style-name="T2_33">las</text:span><text:span text:style-name="T2_34"><text:s/></text:span><text:span text:style-name="T2_35">páginas</text:span><text:span text:style-name="T2_36"><text:s/></text:span><text:span text:style-name="T2_37">de</text:span><text:span text:style-name="T2_38"><text:s/></text:span><text:span text:style-name="T2_39">la</text:span><text:span text:style-name="T2_40"><text:s/></text:span><text:span text:style-name="T2_41">que</text:span><text:span text:style-name="T2_42"><text:s/></text:span><text:span text:style-name="T2_43">obtuviste</text:span><text:span text:style-name="T2_44"><text:s/></text:span><text:span text:style-name="T2_45">la</text:span><text:span text:style-name="T2_46"><text:s/></text:span><text:span text:style-name="T2_47">información</text:span><text:span text:style-name="T2_48">.<text:s/></text:span></text:p>
      <text:p text:style-name="P3"/>
      <text:p text:style-name="P4"><text:span text:style-name="T4_1">Cuida</text:span><text:span text:style-name="T4_2"><text:s/></text:span><text:span text:style-name="T4_3">la</text:span><text:span text:style-name="T4_4"><text:s/></text:span><text:span text:style-name="T4_5">apariencia</text:span><text:span text:style-name="T4_6"><text:s/></text:span><text:span text:style-name="T4_7">e</text:span><text:span text:style-name="T4_8"><text:s/></text:span><text:span text:style-name="T4_9">intenta</text:span><text:span text:style-name="T4_10"><text:s/></text:span><text:span text:style-name="T4_11">que</text:span><text:span text:style-name="T4_12"><text:s/></text:span><text:span text:style-name="T4_13">las</text:span><text:span text:style-name="T4_14"><text:s/></text:span><text:span text:style-name="T4_15">respuestas</text:span><text:span text:style-name="T4_16"><text:s/></text:span><text:span text:style-name="T4_17">tengan</text:span><text:span text:style-name="T4_18"><text:s/></text:span><text:span text:style-name="T4_19">un</text:span><text:span text:style-name="T4_20"><text:s/></text:span><text:span text:style-name="T4_21">aspecto</text:span><text:span text:style-name="T4_22"><text:s/></text:span><text:span text:style-name="T4_23">homogéneo</text:span><text:span text:style-name="T4_24"><text:s/></text:span><text:span text:style-name="T4_25">y</text:span><text:span text:style-name="T4_26"><text:s/></text:span><text:span text:style-name="T4_27">se</text:span><text:span text:style-name="T4_28"><text:s/></text:span><text:span text:style-name="T4_29">utilicen</text:span><text:span text:style-name="T4_30"><text:s/></text:span><text:span text:style-name="T4_31">los</text:span><text:span text:style-name="T4_32"><text:s/></text:span><text:span text:style-name="T4_33">mismos</text:span><text:span text:style-name="T4_34"><text:s/></text:span><text:span text:style-name="T4_35">estilos</text:span><text:span text:style-name="T4_36"><text:s/></text:span><text:span text:style-name="T4_37">y</text:span><text:span text:style-name="T4_38"><text:s/></text:span><text:span text:style-name="T4_39">formatos</text:span><text:span text:style-name="T4_40">.</text:span></text:p>
      <text:p text:style-name="P5"/>
      <text:p text:style-name="P6"><text:span text:style-name="T6_1">Ánimo</text:span><text:span text:style-name="T6_2"><text:s/></text:span><text:span text:style-name="T6_3">que</text:span><text:span text:style-name="T6_4"><text:s/></text:span><text:span text:style-name="T6_5">ya</text:span><text:span text:style-name="T6_6"><text:s/></text:span><text:span text:style-name="T6_7">queda</text:span><text:span text:style-name="T6_8"><text:s/></text:span><text:span text:style-name="T6_9">menos</text:span></text:p>
      <text:p text:style-name="P7"/>
      <text:p text:style-name="P8"><text:span text:style-name="T8_1">1.<text:s/></text:span><text:span text:style-name="T8_2">Proxy</text:span><text:span text:style-name="T8_3"><text:s/></text:span><text:span text:style-name="T8_4">web</text:span><text:span text:style-name="T8_5">.<text:s/></text:span><text:span text:style-name="T8_6">Definición</text:span></text:p>
      <text:p text:style-name="P9"/>
      <table:table table:style-name="Table1">
        <table:table-column table:style-name="Column1"/>
        <table:table-row table:style-name="Row1">
          <table:table-cell table:style-name="Cell1">
            <text:p text:style-name="P10"/>
          </table:table-cell>
        </table:table-row>
      </table:table>
      <text:p text:style-name="P11"/>
      <text:p text:style-name="P12"><text:span text:style-name="T12_1">2.<text:s/></text:span><text:span text:style-name="T12_2">Inserta</text:span><text:span text:style-name="T12_3"><text:s/></text:span><text:span text:style-name="T12_4">uno</text:span><text:span text:style-name="T12_5"><text:s/></text:span><text:span text:style-name="T12_6">o</text:span><text:span text:style-name="T12_7"><text:s/></text:span><text:span text:style-name="T12_8">varios</text:span><text:span text:style-name="T12_9"><text:s/></text:span><text:span text:style-name="T12_10">esquemas</text:span><text:span text:style-name="T12_11"><text:s/></text:span><text:span text:style-name="T12_12">de</text:span><text:span text:style-name="T12_13"><text:s/></text:span><text:span text:style-name="T12_14">funcionamiento</text:span><text:span text:style-name="T12_15"><text:s/></text:span><text:span text:style-name="T12_16">de</text:span><text:span text:style-name="T12_17"><text:s/></text:span><text:span text:style-name="T12_18">un</text:span><text:span text:style-name="T12_19"><text:s/></text:span><text:span text:style-name="T12_20">proxy</text:span><text:span text:style-name="T12_21"><text:s/></text:span><text:span text:style-name="T12_22">web</text:span><text:span text:style-name="T12_23"><text:s/></text:span><text:span text:style-name="T12_24">y</text:span><text:span text:style-name="T12_25"><text:s/></text:span><text:span text:style-name="T12_26">explícalos</text:span></text:p>
      <table:table table:style-name="Table2">
        <table:table-column table:style-name="Column2"/>
        <table:table-row table:style-name="Row2">
          <table:table-cell table:style-name="Cell2">
            <text:p text:style-name="P13"/>
          </table:table-cell>
        </table:table-row>
      </table:table>
      <text:p text:style-name="P14"/>
      <text:p text:style-name="P15"><text:span text:style-name="T15_1">3.<text:s/></text:span><text:span text:style-name="T15_2">Qué</text:span><text:span text:style-name="T15_3"><text:s/></text:span><text:span text:style-name="T15_4">ventajas</text:span><text:span text:style-name="T15_5"><text:s/></text:span><text:span text:style-name="T15_6">e</text:span><text:span text:style-name="T15_7"><text:s/></text:span><text:span text:style-name="T15_8">inconvenientes</text:span><text:span text:style-name="T15_9"><text:s/></text:span><text:span text:style-name="T15_10">aportan</text:span><text:span text:style-name="T15_11"><text:s/></text:span><text:span text:style-name="T15_12">los</text:span><text:span text:style-name="T15_13"><text:s/></text:span><text:span text:style-name="T15_14">proxys</text:span><text:span text:style-name="T15_15"><text:s/></text:span><text:span text:style-name="T15_16">en</text:span><text:span text:style-name="T15_17"><text:s/></text:span><text:span text:style-name="T15_18">general</text:span></text:p>
      <table:table table:style-name="Table3">
        <table:table-column table:style-name="Column3"/>
        <table:table-row table:style-name="Row3">
          <table:table-cell table:style-name="Cell3">
            <text:p text:style-name="P16"/>
          </table:table-cell>
        </table:table-row>
      </table:table>
      <text:p text:style-name="P17"/>
      <text:p text:style-name="P18"><text:span text:style-name="T18_1">4.<text:s/></text:span><text:span text:style-name="T18_2">Proxy</text:span><text:span text:style-name="T18_3"><text:s/></text:span><text:span text:style-name="T18_4">web</text:span><text:span text:style-name="T18_5"><text:s/></text:span><text:span text:style-name="T18_6">configurado</text:span><text:span text:style-name="T18_7"><text:s/></text:span><text:span text:style-name="T18_8">en</text:span><text:span text:style-name="T18_9"><text:s/></text:span><text:span text:style-name="T18_10">modo</text:span><text:span text:style-name="T18_11"><text:s/></text:span><text:span text:style-name="T18_12">cache</text:span><text:span text:style-name="T18_13"><text:s/>¿</text:span><text:span text:style-name="T18_14">Qué</text:span><text:span text:style-name="T18_15"><text:s/></text:span><text:span text:style-name="T18_16">es</text:span><text:span text:style-name="T18_17">?<text:s/>¿</text:span><text:span text:style-name="T18_18">Cómo</text:span><text:span text:style-name="T18_19"><text:s/></text:span><text:span text:style-name="T18_20">funciona</text:span><text:span text:style-name="T18_21">?<text:s/>¿</text:span><text:span text:style-name="T18_22">Qué</text:span><text:span text:style-name="T18_23"><text:s/></text:span><text:span text:style-name="T18_24">ventajas</text:span><text:span text:style-name="T18_25"><text:s/></text:span><text:span text:style-name="T18_26">e</text:span><text:span text:style-name="T18_27"><text:s/></text:span><text:span text:style-name="T18_28">inconvenientes</text:span><text:span text:style-name="T18_29"><text:s/></text:span><text:span text:style-name="T18_30">aporta</text:span><text:span text:style-name="T18_31">?</text:span></text:p>
      <table:table table:style-name="Table4">
        <table:table-column table:style-name="Column4"/>
        <table:table-row table:style-name="Row4">
          <table:table-cell table:style-name="Cell4">
            <text:p text:style-name="P19"/>
          </table:table-cell>
        </table:table-row>
      </table:table>
      <text:p text:style-name="P20"/>
      <text:p text:style-name="P21"><text:span text:style-name="T21_1">5.<text:s/></text:span><text:span text:style-name="T21_2">Proxy</text:span><text:span text:style-name="T21_3"><text:s/></text:span><text:span text:style-name="T21_4">transparente</text:span><text:span text:style-name="T21_5"><text:s/>¿</text:span><text:span text:style-name="T21_6">Qué</text:span><text:span text:style-name="T21_7"><text:s/></text:span><text:span text:style-name="T21_8">es</text:span><text:span text:style-name="T21_9">?¿</text:span><text:span text:style-name="T21_10">En</text:span><text:span text:style-name="T21_11"><text:s/></text:span><text:span text:style-name="T21_12">qué</text:span><text:span text:style-name="T21_13"><text:s/></text:span><text:span text:style-name="T21_14">se</text:span><text:span text:style-name="T21_15"><text:s/></text:span><text:span text:style-name="T21_16">diferencia</text:span><text:span text:style-name="T21_17"><text:s/></text:span><text:span text:style-name="T21_18">de</text:span><text:span text:style-name="T21_19"><text:s/></text:span><text:span text:style-name="T21_20">un</text:span><text:span text:style-name="T21_21"><text:s/></text:span><text:span text:style-name="T21_22">proxy</text:span><text:span text:style-name="T21_23"><text:s/></text:span><text:span text:style-name="T21_24">no</text:span><text:span text:style-name="T21_25"><text:s/></text:span><text:span text:style-name="T21_26">transparente</text:span><text:span text:style-name="T21_27">?¿</text:span><text:span text:style-name="T21_28">Cómo</text:span><text:span text:style-name="T21_29"><text:s/></text:span><text:span text:style-name="T21_30">funciona</text:span><text:span text:style-name="T21_31">?¿</text:span><text:span text:style-name="T21_32">Qué</text:span><text:span text:style-name="T21_33"><text:s/></text:span><text:span text:style-name="T21_34">ventajas</text:span><text:span text:style-name="T21_35"><text:s/></text:span><text:span text:style-name="T21_36">aporta</text:span><text:span text:style-name="T21_37">?</text:span></text:p>
      <table:table table:style-name="Table5">
        <table:table-column table:style-name="Column5"/>
        <table:table-row table:style-name="Row5">
          <table:table-cell table:style-name="Cell5">
            <text:p text:style-name="P22"/>
          </table:table-cell>
        </table:table-row>
      </table:table>
      <text:p text:style-name="P23"/>
      <text:p text:style-name="P24"><text:span text:style-name="T24_1">6.<text:s/></text:span><text:span text:style-name="T24_2">Filtrado</text:span><text:span text:style-name="T24_3"><text:s/></text:span><text:span text:style-name="T24_4">con</text:span><text:span text:style-name="T24_5"><text:s/></text:span><text:span text:style-name="T24_6">proxy</text:span><text:span text:style-name="T24_7">.<text:s/>¿</text:span><text:span text:style-name="T24_8">Qué</text:span><text:span text:style-name="T24_9"><text:s/></text:span><text:span text:style-name="T24_10">permite</text:span><text:span text:style-name="T24_11">?¿</text:span><text:span text:style-name="T24_12">En</text:span><text:span text:style-name="T24_13"><text:s/></text:span><text:span text:style-name="T24_14">qué</text:span><text:span text:style-name="T24_15"><text:s/></text:span><text:span text:style-name="T24_16">nivel</text:span><text:span text:style-name="T24_17"><text:s/></text:span><text:span text:style-name="T24_18">de</text:span><text:span text:style-name="T24_19"><text:s/></text:span><text:span text:style-name="T24_20">red</text:span><text:span text:style-name="T24_21"><text:s/></text:span><text:span text:style-name="T24_22">funciona</text:span><text:span text:style-name="T24_23">?¿</text:span><text:span text:style-name="T24_24">En</text:span><text:span text:style-name="T24_25"><text:s/></text:span><text:span text:style-name="T24_26">qué</text:span><text:span text:style-name="T24_27"><text:s/></text:span><text:span text:style-name="T24_28">se</text:span><text:span text:style-name="T24_29"><text:s/></text:span><text:span text:style-name="T24_30">diferencia</text:span><text:span text:style-name="T24_31"><text:s/></text:span><text:span text:style-name="T24_32">del</text:span><text:span text:style-name="T24_33"><text:s/></text:span><text:span text:style-name="T24_34">filtrado</text:span><text:span text:style-name="T24_35"><text:s/></text:span><text:span text:style-name="T24_36">que</text:span><text:span text:style-name="T24_37"><text:s/></text:span><text:span text:style-name="T24_38">podemos</text:span><text:span text:style-name="T24_39"><text:s/></text:span><text:span text:style-name="T24_40">hacer</text:span><text:span text:style-name="T24_41"><text:s/></text:span><text:span text:style-name="T24_42">con</text:span><text:span text:style-name="T24_43"><text:s/></text:span><text:span text:style-name="T24_44">un</text:span><text:span text:style-name="T24_45"><text:s/></text:span><text:span text:style-name="T24_46">cortafuegos</text:span><text:span text:style-name="T24_47">?</text:span></text:p>
      <table:table table:style-name="Table6">
        <table:table-column table:style-name="Column6"/>
        <table:table-row table:style-name="Row6">
          <table:table-cell table:style-name="Cell6">
            <text:p text:style-name="P25"/>
          </table:table-cell>
        </table:table-row>
      </table:table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